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</office:automatic-styles>
  <office:body>
    <office:text>
      <text:p text:style-name="Normal">The Pale Blue Dot</text:p>
      <text:p text:style-name="Normal">2019.09.30. KAL093 On Airborn. Stephen Oh.</text:p>
      <text:p text:style-name="Normal"/>
      <text:p text:style-name="Normal">Look again at that dot.</text:p>
      <text:p text:style-name="Normal">저 점을 다시 한 번 보십시오.</text:p>
      <text:p text:style-name="Normal"/>
      <text:p text:style-name="Normal">That’s here. That’s home, That’s us.</text:p>
      <text:p text:style-name="Normal">저 점이 그것이고, 우리의 집이자, 우리 자신입니다.</text:p>
      <text:p text:style-name="Normal"/>
      <text:p text:style-name="Normal">On it everyone you love, everyone you know, everyone you ever heared of, every human being who ever was, lived out their lives.</text:p>
      <text:p text:style-name="Normal">여러분이 사랑하는 모든 이들, 여러분이 알고 있는 모든 이들, 여러분들이 들어본 모든 이들, 그 어떤 사람이든 간에 저 점 위에서 그들의 인생을 살았습니다.</text:p>
      <text:p text:style-name="Normal"/>
      <text:p text:style-name="Normal">The aggregate of our joy and suffering, thousands of cofident religions, ideologies, and economic doctrines,</text:p>
      <text:p text:style-name="Normal">*Aggregate: (V) 모으다, 집합하다 / (N) 집합, 모음</text:p>
      <text:p text:style-name="Normal">*Doctrines: (N) 교의, 교리, 주의, 신조, 학설, 가르침</text:p>
      <text:p text:style-name="Normal">우리의 모든 기쁨과 걱정들, 수천의 확신에 찬 종교들, 이데올로기들, 그리고 경제 신조들,</text:p>
      <text:p text:style-name="Normal"/>
      <text:p text:style-name="Normal">every hunter and forager, every hero and coward, every creator and destroyer of civilization,</text:p>
      <text:p text:style-name="Normal">*Forager: (N) 약탈자</text:p>
      <text:p text:style-name="Normal">*Coward: (N) 겁쟁이, 비겁자</text:p>
      <text:p text:style-name="Normal">모든 사냥꾼과 약탈자들, 모든 영웅들과 겁쟁이들, 모든 문명의 창조자들과 파괴자들,</text:p>
      <text:p text:style-name="Normal"/>
      <text:p text:style-name="Normal">every king and peasant, every young couple in love, every mother and father, hopeful child, inventor and explorer,</text:p>
      <text:p text:style-name="Normal">*Peasant: (N) 농부, 소작농</text:p>
      <text:p text:style-name="Normal">모든 왕들과 농부들, 모든 사랑에 빠진 젊은 커플들, 모든 어머니와 아버지들, 희망에 찬 아이들, 발명가와 탐험가들,</text:p>
      <text:p text:style-name="Normal"/>
      <text:p text:style-name="Normal">every teacher of morals, every corrupt politicain, every “superstar”, every “superme leader”,</text:p>
      <text:p text:style-name="Normal">*Corrupt: (A) 뇌물이 통하는, 타락한, 부패한</text:p>
      <text:p text:style-name="Normal">모든 도덕 교사들, 모든 부패한 정치인들, 모든 “슈퍼스타”들, 모든 “위대한 영도자”들,</text:p>
      <text:p text:style-name="Normal"/>
      <text:p text:style-name="Normal">every saint and sinner in the history of our species lived there - on the mote of dust suspended in a sunbeam.</text:p>
      <text:p text:style-name="Normal">*Mote: (N) 아주 작은 조각, 티끌</text:p>
      <text:p text:style-name="Normal">우리 인류의 역사 속의 모든 성인들과 죄인들이 바로 저곳 - 태양빛 속에서 떠도는 먼지 티끌에서 살았답니다.</text:p>
      <text:p text:style-name="Normal"/>
      <text:p text:style-name="Normal">The earth is a very small stage in a vast cosmic arena.</text:p>
      <text:p text:style-name="Normal">지구는 광대한 우주 공간 속에서 아주 작은 공간에 불과할 뿐입니다.</text:p>
      <text:p text:style-name="Normal"/>
      <text:p text:style-name="Normal">Think of the rivers of blood spilled by all those generals and emperors so that, in glory and triumph, they could become the momentary masters of a fraction of a dot.</text:p>
      <text:p text:style-name="Normal">모든 장군들과 황제들이, 저 점의 한 쪽 구석을 잠시 차지하는 영광과 성취를 이루려고 흘렸던 수없는 피의 강물들을 생각해보십시오.</text:p>
      <text:p text:style-name="Normal"/>
      <text:p text:style-name="Normal">Think of the endless cruelties visited by the inhabitants of one corner of this pixel on the scarcely distinguishable inhabitants of some other corner.</text:p>
      <text:p text:style-name="Normal">*Scarcely: (A) 간신히, 가까스로, 겨우</text:p>
      <text:p text:style-name="Normal">저 픽셀의 한 쪽 구석을 차지하는 이들이 겨우 분간될 수 있을 정도의 다른 한 쪽 코너의 주민들에게 행한 끝없는 잔혹한 행위들을 생각해보십시오.</text:p>
      <text:p text:style-name="Normal"/>
      <text:p text:style-name="Normal">how frequent their misunderstandings, how eager they are to kill one another, how fervent their hatreds.</text:p>
      <text:p text:style-name="Normal">*Fervent: (A) 열심인, 타는듯한, 열심인, 열렬한, 격심한</text:p>
      <text:p text:style-name="Normal">*Hatred: (N) 증오, 혐오, 집단 혐오</text:p>
      <text:p text:style-name="Normal">얼마나 그들이 자주 서로를 이해하지 못했는지, 얼마나 그들이 서로를 죽이고 싶어서 안달이었는지, 얼마나 그들이 서로를 격렬히 증오했는지, </text:p>
      <text:p text:style-name="Normal"/>
      <text:p text:style-name="Normal">Our posturings, our imagined self-importance, the delusion that we have some privileged position in the Universe, are challenged by this point of pale light.</text:p>
      <text:p text:style-name="Normal">*Posturing: (N) 자세, 태도</text:p>
      <text:p text:style-name="Normal">*Delusion: (N) 기혹, 기만, 잘못</text:p>
      <text:p text:style-name="Normal">*Privileged: (A) 특권이 있는, 특히 면제된</text:p>
      <text:p text:style-name="Normal">우리가 우주에서 특별한 위치에 있다고 생각하는, 우리 스스로가 스스로를 중요하게 여기는 잘못인 우리의 자세는, 이 창백한 빛의 점만 보더라도 명백히 도전받습니다.</text:p>
      <text:p text:style-name="Normal"/>
      <text:p text:style-name="Normal">Our planet is a lonly speck in the great enveloping cosmic dark.</text:p>
      <text:p text:style-name="Normal">*Speck: (N) 얼룩, 작은 반점, 오점</text:p>
      <text:p text:style-name="Normal">우리 지구는 이 광대한 우주의 어둠 속의 외로운 작은 반점에 불과할 뿐입니다.</text:p>
      <text:p text:style-name="Normal"/>
      <text:p text:style-name="Normal">In our obscurity, in all this vastness, there is no hint that help will come from elsewhere to save us from ourselves.</text:p>
      <text:p text:style-name="Normal">*Obscurity: (N) 어두운 곳, 어두컴컴함, 애매함, 난해함</text:p>
      <text:p text:style-name="Normal">우리의 이 어두컴컴한, 이 모든 광대함 속에서, 다른 어딘가에서 우리 자신을 구해줄 도움이 올 것이라는 단서는 없습니다. </text:p>
      <text:p text:style-name="Normal"/>
      <text:p text:style-name="Normal">The Earth is the only world known so far to harbor life.</text:p>
      <text:p text:style-name="Normal">지구는 현재까지 알려진 바에 의하면, 유일하게 생명의 보금자리입니다.</text:p>
      <text:p text:style-name="Normal"/>
      <text:p text:style-name="Normal">There is nowhere else, at least in the near future, to which our species could migrate. Visit, yes. Settle, not yet.</text:p>
      <text:p text:style-name="Normal">우리 인류가 정착할 수 있는 곳은 적어도 가까운 미래에는 없습니다. 방문하는 것은 가능하지만, 정착은, 아직 불가능하죠.</text:p>
      <text:p text:style-name="Normal"/>
      <text:p text:style-name="Normal">Like it or not, for the moment the Earth is where we make our stand.</text:p>
      <text:p text:style-name="Normal">좋든 싫든지 간에, 지구는 우리가 잠시 살아가야 할 곳입니다.</text:p>
      <text:p text:style-name="Normal"/>
      <text:p text:style-name="Normal">It has been said that astronomy is a humbling and character-building experience.</text:p>
      <text:p text:style-name="Normal">천문학은 겸손하고 사람을 만드는 경험이라고들 이야기하죠.</text:p>
      <text:p text:style-name="Normal"/>
      <text:p text:style-name="Normal">Here is perhaps no better demonstration of the folly of human conceits than this distant image of our tiny world.</text:p>
      <text:p text:style-name="Normal">*Folly: (N) 어리석음, 우둔</text:p>
      <text:p text:style-name="Normal">*Conceit: (N) 자만, 오만, 자부심, 자기 과대 평가</text:p>
      <text:p text:style-name="Normal">*Distant: (A) 거리적으로 먼, 거리적으로 떨어진</text:p>
      <text:p text:style-name="Normal">이 멀리서부터 온 우리의 작은 세계의 사진보다도 인간의 오만의 어리석음을 보여주는 것은 아마 없을 것 같습니다. </text:p>
      <text:p text:style-name="Normal"/>
      <text:p text:style-name="Normal">To me, it underscores our responsibility to deal more kindly with one another, and to preserve and cherish the pale blue dot, the only home we’ve ever known.</text:p>
      <text:p text:style-name="Normal">*Cherish: (V) 소중히하다, 귀여워하다</text:p>
      <text:p text:style-name="Normal">저에게는, 이 사진은 우리가 서로에게 더욱 친절하게 대해야 하고, 우리가 지금까지 알기에는 유일한 우리의 보금자리인 이 창백한 푸른 점을 아끼고 보존해야 할 책임감인 것 같습니다.</text:p>
      <text:p text:style-name="Normal"/>
      <text:p text:style-name="Normal"><text:span text:style-name="T1">Carl Edward Sagan, In “Cosmo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